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CC"/>
    </style:style>
    <style:style style:name="ce3" style:family="table-cell" style:parent-style-name="Default" style:data-style-name="N0">
      <style:table-cell-properties fo:border="thin solid #000000" fo:background-color="#FFCC99"/>
    </style:style>
    <style:style style:name="ce4" style:family="table-cell" style:parent-style-name="Default" style:data-style-name="N0">
      <style:table-cell-properties fo:border="thin solid #000000" fo:background-color="#FFCC99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fo:background-color="#FFFFCC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number-rows-repeated="3" table:style-name="ro1"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table:number-columns-repeated="16364"/>
        </table:table-row>
        <table:table-row table:number-rows-repeated="3"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number-rows-repeated="4"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number-columns-repeated="16364"/>
        </table:table-row>
        <table:table-row table:number-rows-repeated="2" table:style-name="ro1"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4">
            <text:p>2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number-rows-repeated="5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table:number-columns-repeated="16364"/>
        </table:table-row>
        <table:table-row table:number-rows-repeated="2" table:style-name="ro1"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64"/>
        </table:table-row>
        <table:table-row table:number-rows-repeated="5"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4"/>
        </table:table-row>
        <table:table-row table:number-rows-repeated="3" table:style-name="ro1"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table:number-columns-repeated="16364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table:number-columns-repeated="1636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table:number-columns-repeated="1636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table:number-columns-repeated="1636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3" table:style-name="ce2">
            <text:p>3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table:number-columns-repeated="16364"/>
        </table:table-row>
        <table:table-row table:number-rows-repeated="3"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3" table:style-name="ce2">
            <text:p>3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table:number-columns-repeated="16364"/>
        </table:table-row>
        <table:table-row table:number-rows-repeated="104850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number:currency-style style:name="N48P0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48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NOVA </meta:initial-creator>
    <dc:creator>User</dc:creator>
    <meta:creation-date>2014-11-05T09:21:54Z</meta:creation-date>
    <dc:date>2023-01-03T12:54:51Z</dc:date>
    <meta:editing-cycles>7</meta:editing-cycles>
    <meta:editing-duration>PT48S</meta:editing-duration>
  </office:meta>
</office:document-meta>
</file>